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554b85" officeooo:paragraph-rsid="00554b85"/>
    </style:style>
    <style:style style:name="P6" style:family="paragraph" style:parent-style-name="DocText">
      <style:text-properties officeooo:rsid="00556ad2"/>
    </style:style>
    <style:style style:name="P7" style:family="paragraph" style:parent-style-name="DocNote">
      <style:text-properties officeooo:rsid="00554b85"/>
    </style:style>
    <style:style style:name="P8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9" style:family="paragraph" style:parent-style-name="DocNumList">
      <style:text-properties officeooo:rsid="00554b85"/>
    </style:style>
    <style:style style:name="P10" style:family="paragraph" style:parent-style-name="DocNumList">
      <style:text-properties officeooo:rsid="00554b85" officeooo:paragraph-rsid="006e6613"/>
    </style:style>
    <style:style style:name="P11" style:family="paragraph" style:parent-style-name="Text_20_body">
      <style:text-properties officeooo:paragraph-rsid="006e6613"/>
    </style:style>
    <style:style style:name="P12" style:family="paragraph" style:parent-style-name="Text_20_body" style:list-style-name="L1">
      <style:text-properties officeooo:paragraph-rsid="006e6613"/>
    </style:style>
    <style:style style:name="P13" style:family="paragraph" style:parent-style-name="Text_20_body" style:list-style-name="L2">
      <style:text-properties officeooo:paragraph-rsid="006e6613"/>
    </style:style>
    <style:style style:name="P14" style:family="paragraph" style:parent-style-name="DocHeading1">
      <style:text-properties officeooo:rsid="00554b85"/>
    </style:style>
    <style:style style:name="P15" style:family="paragraph" style:parent-style-name="DocHeading1">
      <style:text-properties officeooo:rsid="00628bcf" officeooo:paragraph-rsid="006e6613"/>
    </style:style>
    <style:style style:name="P16" style:family="paragraph" style:parent-style-name="DocHeading1">
      <style:text-properties officeooo:paragraph-rsid="006e6613"/>
    </style:style>
    <style:style style:name="P17" style:family="paragraph" style:parent-style-name="DocText">
      <style:text-properties officeooo:paragraph-rsid="006e661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54b85"/>
    </style:style>
    <style:style style:name="T4" style:family="text">
      <style:text-properties officeooo:rsid="00556ad2"/>
    </style:style>
    <style:style style:name="T5" style:family="text">
      <style:text-properties officeooo:rsid="006e6613"/>
    </style:style>
    <style:style style:name="T6" style:family="text">
      <style:text-properties style:text-position="super 58%" officeooo:rsid="006e661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8"><text:title>6DOF Motion Model</text:title></text:p>
      <text:h text:style-name="P14" text:outline-level="1">Introduction</text:h>
      <text:p text:style-name="P5">The six degree of freedom (6DOF) motion model includes all six degrees of freedom for a rigid body. <text:s/>This is the most common model for dynamics solvers. <text:s/>Common applications include:</text:p>
      <text:list xml:id="list12453802491" text:style-name="Numbering_20_1">
        <text:list-item>
          <text:p text:style-name="P9">Vessels in a seaway</text:p>
        </text:list-item>
        <text:list-item>
          <text:p text:style-name="P9">Small boats or objects stationary in a seaway</text:p>
        </text:list-item>
        <text:list-item>
          <text:p text:style-name="P9">Buoy motions.</text:p>
        </text:list-item>
      </text:list>
      <text:p text:style-name="P5"/>
      <text:p text:style-name="P5">The 6DOF model includes the full level of detail. <text:s/>It is the most accurate of the standard motion models included in oFreq. <text:s/>However, because of this accuracy, it also requires the most data for accurate input values. <text:s/>Standard hydrodynamic coefficients from a robust radiation-diffraction solver should supply data for all six degrees of freedom. <text:s/>Additional information will be required, such as ship mass and mass moment of inertia.</text:p>
      <text:p text:style-name="P7">If you do not have reliable data for all motions, consider using a more simplistic motion model. <text:s/>Remember that all equations interact with each other. <text:s/>Unreliable data in one equation could lead to large errors in other equations.</text:p>
      <text:p text:style-name="P5">The 6DOF model has six equations and six variables. <text:s/>The variables are:</text:p>
      <text:list xml:id="list950678771" text:continue-list="list12453802491" text:style-name="Numbering_20_1">
        <text:list-item text:start-value="1">
          <text:p text:style-name="P9">TX = x0: <text:s/>Translation in the X-axis (m).</text:p>
        </text:list-item>
        <text:list-item>
          <text:p text:style-name="P9">TY = x1: <text:s/>Translation in the Y-axis (m).</text:p>
        </text:list-item>
        <text:list-item>
          <text:p text:style-name="P9">TZ = x2: <text:s/>Translation in the Z-axis (m).</text:p>
        </text:list-item>
        <text:list-item>
          <text:p text:style-name="P9">RX = x3: <text:s/>Rotation about the X-axis (rad).</text:p>
        </text:list-item>
        <text:list-item>
          <text:p text:style-name="P9">RY = x4: <text:s/>Rotation about the Y-axis (rad).</text:p>
        </text:list-item>
        <text:list-item>
          <text:p text:style-name="P9">RZ = x5: <text:s/>Rotation about the Z-axis (rad).</text:p>
        </text:list-item>
      </text:list>
      <text:p text:style-name="DocText"><text:span text:style-name="T3"/></text:p>
      <text:p text:style-name="P17"><text:span text:style-name="T5">The equation indexes are:</text:span></text:p>
      <text:list xml:id="list1639457326" text:continue-list="list950678771" text:style-name="Numbering_20_1">
        <text:list-item text:start-value="1">
          <text:p text:style-name="P10">TX = x0: <text:s/>Translation in the X-axis (m).</text:p>
        </text:list-item>
        <text:list-item>
          <text:p text:style-name="P10">TY = x1: <text:s/>Translation in the Y-axis (m).</text:p>
        </text:list-item>
        <text:list-item>
          <text:p text:style-name="P10">TZ = x2: <text:s/>Translation in the Z-axis (m).</text:p>
        </text:list-item>
        <text:list-item>
          <text:p text:style-name="P10">RX = x3: <text:s/>Rotation about the X-axis (rad).</text:p>
        </text:list-item>
        <text:list-item>
          <text:p text:style-name="P10">RY = x4: <text:s/>Rotation about the Y-axis (rad).</text:p>
        </text:list-item>
        <text:list-item>
          <text:p text:style-name="P10"><text:span text:style-name="T5">RZ = x5: <text:s/>Rotation about the Z-axis (rad).</text:span></text:p>
        </text:list-item>
      </text:list>
      <text:h text:style-name="P14" text:outline-level="1"><text:soft-page-break/>General Equation Context</text:h>
      <text:p text:style-name="P5">The 6DOF model involves repetition of a basic concept for six different equations. <text:s/>The following equations shows the generic concept equation.</text:p>
      <text:p text:style-name="P5"><draw:frame draw:style-name="fr1" draw:name="Object25" text:anchor-type="as-char" svg:width="4.0445in" svg:height="2.7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DocEquation"><text:span text:style-name="T4">Equation </text:span><text:span text:style-name="T4"><text:sequence text:ref-name="refEquation0" text:name="Equation" text:formula="ooow:Equation+1" style:num-format="1">2.1</text:sequence></text:span></text:p>
      <text:p text:style-name="P6"/>
      <text:h text:style-name="P15" text:outline-level="1"><text:span text:style-name="T5">Included Forces</text:span></text:h>
      <text:p text:style-name="P11"><text:span text:style-name="T5">The 6DOF model includes all components for the following force types.</text:span></text:p>
      <text:list xml:id="list1055624007" text:style-name="L1">
        <text:list-item>
          <text:p text:style-name="P12"><text:span text:style-name="T5">ForceMass()</text:span></text:p>
        </text:list-item>
        <text:list-item>
          <text:p text:style-name="P12"><text:span text:style-name="T5">Reactive Forces</text:span></text:p>
          <text:list>
            <text:list-item>
              <text:p text:style-name="P12"><text:span text:style-name="T5">ForceReact_user()</text:span></text:p>
            </text:list-item>
            <text:list-item>
              <text:p text:style-name="P12"><text:span text:style-name="T5">ForceReact_hydro()</text:span></text:p>
            </text:list-item>
          </text:list>
        </text:list-item>
        <text:list-item>
          <text:p text:style-name="P12"><text:span text:style-name="T5">Crossbody Forces</text:span></text:p>
          <text:list>
            <text:list-item>
              <text:p text:style-name="P12"><text:span text:style-name="T5">ForceCross_user()</text:span></text:p>
            </text:list-item>
            <text:list-item>
              <text:p text:style-name="P12"><text:span text:style-name="T5">FroceCross_hydro()</text:span></text:p>
            </text:list-item>
          </text:list>
        </text:list-item>
        <text:list-item>
          <text:p text:style-name="P12"><text:span text:style-name="T5">Active Forces</text:span></text:p>
          <text:list>
            <text:list-item>
              <text:p text:style-name="P12"><text:span text:style-name="T5">ForceActive_user()</text:span></text:p>
            </text:list-item>
            <text:list-item>
              <text:p text:style-name="P12"><text:span text:style-name="T5">ForceActive_hydro()</text:span></text:p>
            </text:list-item>
          </text:list>
        </text:list-item>
      </text:list>
      <text:h text:style-name="P16" text:outline-level="1"><text:soft-page-break/><text:span text:style-name="T5">Derivative Support</text:span></text:h>
      <text:p text:style-name="P11"><text:span text:style-name="T5">The model supports derivatives of hydrodynamic forces, from an order of 0 to a 2</text:span><text:span text:style-name="T6">nd</text:span><text:span text:style-name="T5"> order derivative. <text:s/>This includes the following hydrodynamic forces:</text:span></text:p>
      <text:list xml:id="list1552015392" text:style-name="L2">
        <text:list-item>
          <text:p text:style-name="P13"><text:span text:style-name="T5">Hydrostatic restoring force (0</text:span><text:span text:style-name="T6">th</text:span><text:span text:style-name="T5"> order derivative)</text:span></text:p>
        </text:list-item>
        <text:list-item>
          <text:p text:style-name="P13"><text:span text:style-name="T5">Added damping (1</text:span><text:span text:style-name="T6">st</text:span><text:span text:style-name="T5"> order derivative)</text:span></text:p>
        </text:list-item>
        <text:list-item>
          <text:p text:style-name="P13"><text:span text:style-name="T5">Added mass (2</text:span><text:span text:style-name="T6">nd</text:span><text:span text:style-name="T5"> order derivative)</text:span></text:p>
        </text:list-item>
      </text:list>
      <text:h text:style-name="P16" text:outline-level="1"><text:span text:style-name="T5">Multibody Support</text:span></text:h>
      <text:p text:style-name="P11"><text:span text:style-name="T5">The model includes full multibody support. All crossbody forces are supported. <text:s/>The model can accommodate an unlimited number of bodies, with full force interaction through crossbody forces between all bodies, if necessary.</text:span></text:p>
      <text:list xml:id="list253588800" text:continue-list="list1055624007" text:style-name="L1">
        <text:list-header>
          <text:p text:style-name="P12"><text:span text:style-name="T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100.0010.0001_sixdof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100.0010.000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3T14:36:19</meta:creation-date>
    <meta:editing-cycles>29</meta:editing-cycles>
    <meta:editing-duration>PT1H45M51S</meta:editing-duration>
    <dc:description>Six Degree of Freedom Motion Model.  Details full equations.</dc:description>
    <dc:subject>U04-0100.0010.0001</dc:subject>
    <dc:title>6DOF Motion Model</dc:title>
    <dc:date>2014-04-27T09:29:06</dc:date>
    <meta:document-statistic meta:table-count="0" meta:image-count="0" meta:object-count="1" meta:page-count="3" meta:paragraph-count="49" meta:word-count="436" meta:character-count="2697" meta:non-whitespace-character-count="22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Mass</mi>
              <mo stretchy="false">+</mo>
              <mi mathvariant="italic">Origin</mi>
            </mrow>
            <mi mathvariant="italic">Offset</mi>
            <mrow>
              <mi mathvariant="italic">Terms</mi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derivative</mi>
                </munder>
                <mfenced open="(" close=")">
                  <mrow>
                    <mrow>
                      <munder>
                        <mo stretchy="false">∑</mo>
                        <mrow>
                          <mi mathvariant="italic">motion</mi>
                          <mi mathvariant="italic">variable</mi>
                        </mrow>
                      </munder>
                      <mi mathvariant="italic">Hydrodynamic</mi>
                    </mrow>
                    <mi mathvariant="italic">Reactive</mi>
                    <mi mathvariant="italic">Forces</mi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derivative</mi>
                </munder>
                <mfenced open="(" close=")">
                  <mrow>
                    <mrow>
                      <munder>
                        <mo stretchy="false">∑</mo>
                        <mrow>
                          <mi mathvariant="italic">motion</mi>
                          <mi mathvariant="italic">variable</mi>
                        </mrow>
                      </munder>
                      <mi mathvariant="italic">User</mi>
                    </mrow>
                    <mi mathvariant="italic">Reactive</mi>
                    <mi mathvariant="italic">Forces</mi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bodies</mi>
                </munder>
                <mfenced open="[" close="]">
                  <mrow>
                    <mrow>
                      <munder>
                        <mo stretchy="false">∑</mo>
                        <mi mathvariant="italic">derivative</mi>
                      </munder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i mathvariant="italic">motion</mi>
                                <mi mathvariant="italic">variable</mi>
                              </mrow>
                            </munder>
                            <mi mathvariant="italic">Hydrodynamic</mi>
                          </mrow>
                          <mi mathvariant="italic">Crossbody</mi>
                          <mi mathvariant="italic">Forces</mi>
                        </mrow>
                      </mfenced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bodies</mi>
                </munder>
                <mfenced open="[" close="]">
                  <mrow>
                    <mrow>
                      <munder>
                        <mo stretchy="false">∑</mo>
                        <mi mathvariant="italic">derivative</mi>
                      </munder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i mathvariant="italic">motion</mi>
                                <mi mathvariant="italic">variable</mi>
                              </mrow>
                            </munder>
                            <mi mathvariant="italic">User</mi>
                          </mrow>
                          <mi mathvariant="italic">Crossbody</mi>
                          <mi mathvariant="italic">Forces</mi>
                        </mrow>
                      </mfenced>
                    </mrow>
                  </mrow>
                </mfenced>
              </mrow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Hydrodynamic</mi>
            <mi mathvariant="italic">Active</mi>
            <mrow>
              <mi mathvariant="italic">Force</mi>
              <mo stretchy="false">+</mo>
              <mi/>
            </mrow>
          </mrow>
        </mtd>
      </mtr>
      <mtr>
        <mtd>
          <mrow>
            <mi mathvariant="italic">User</mi>
            <mi mathvariant="italic">Active</mi>
            <mi mathvariant="italic">Force</mi>
          </mrow>
        </mtd>
      </mtr>
    </mtable>
    <annotation encoding="StarMath 5.0">Mass + Origin Offset Terms + ~
newline

sum from derivative  left ( sum from {motion variable} Hydrodynamic Reactive Forces right ) + ~
newline

sum from derivative left ( sum from {motion variable} User Reactive Forces right ) + ~
newline

sum from bodies left [ sum from derivative left ( sum from {motion variable} Hydrodynamic Crossbody Forces right ) right ] + ~
newline

sum from bodies left [ sum from derivative left ( sum from {motion variable} User Crossbody Forces right ) right ] + ~
newline
newline

~ = ~
newline
newline

Hydrodynamic Active Force + ~
newline

User Active Force</annotation>
  </semantics>
</math>
</file>